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p" table:style-name="ta1">
        <table:shapes>
          <draw:frame draw:z-index="0" draw:style-name="gr1" draw:text-style-name="P1" svg:width="453.51pt" svg:height="255.09pt" svg:x="194.85pt" svg:y="2.83pt">
            <loext:p draw:notify-on-update-of-ranges="Top.A1:Top.A1 Top.A2:Top.A18 Top.B1:Top.B1 Top.B2:Top.B18 Top.C1:Top.C1 Top.C2:Top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#Hermed fold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</table:table>
      <table:table table:name="Sid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ut trace on final bo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44:12.127169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10:42.691098934</meta:creation-date>
    <dc:date>2016-04-26T13:50:29.281180016</dc:date>
    <meta:editing-duration>PT21H20M58S</meta:editing-duration>
    <meta:editing-cycles>16</meta:editing-cycles>
    <meta:generator>LibreOffice/5.1.1.3$Linux_X86_64 LibreOffice_project/10m0$Build-3</meta:generator>
    <meta:document-statistic meta:table-count="2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703cm" style:legend-expansion="high" chart:style-name="ch2"/>
        <chart:plot-area chart:style-name="ch3" table:cell-range-address="Top.A1:Top.C18" chart:data-source-has-labels="row" svg:x="0.32cm" svg:y="0.18cm" svg:width="13.407cm" svg:height="8.64cm">
          <chartooo:coordinate-region svg:x="0.756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.A2:Top.A18" chart:label-cell-address="Top.A1:Top.A1" chart:class="chart:line">
            <chart:data-point chart:repeated="17"/>
          </chart:series>
          <chart:series chart:style-name="ch7" chart:values-cell-range-address="Top.B2:Top.B18" chart:label-cell-address="Top.B1:Top.B1" chart:class="chart:line">
            <chart:data-point chart:repeated="17"/>
          </chart:series>
          <chart:series chart:style-name="ch8" chart:values-cell-range-address="Top.C2:Top.C18" chart:label-cell-address="Top.C1:Top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Top.A1:Top.A1</svg:desc>
                </draw:g>
              </table:table-cell>
              <table:table-cell office:value-type="string">
                <text:p>Lsh</text:p>
                <draw:g>
                  <svg:desc>Top.B1:Top.B1</svg:desc>
                </draw:g>
              </table:table-cell>
              <table:table-cell office:value-type="string">
                <text:p>Csh</text:p>
                <draw:g>
                  <svg:desc>Top.C1:To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op.A2:Top.A18</svg:desc>
                </draw:g>
              </table:table-cell>
              <table:table-cell office:value-type="float" office:value="6.8">
                <text:p>6.8</text:p>
                <draw:g>
                  <svg:desc>Top.B2:Top.B18</svg:desc>
                </draw:g>
              </table:table-cell>
              <table:table-cell office:value-type="float" office:value="0.3">
                <text:p>0.3</text:p>
                <draw:g>
                  <svg:desc>Top.C2:Top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